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C000000E20D29B9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26cm" table:align="margins"/>
    </style:style>
    <style:style style:name="Таблица1.A" style:family="table-column">
      <style:table-column-properties style:column-width="9.763cm" style:rel-column-width="32767*"/>
    </style:style>
    <style:style style:name="Таблица1.B" style:family="table-column">
      <style:table-column-properties style:column-width="9.763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526cm" table:align="margins"/>
    </style:style>
    <style:style style:name="Таблица2.A" style:family="table-column">
      <style:table-column-properties style:column-width="13.573cm" style:rel-column-width="45554*"/>
    </style:style>
    <style:style style:name="Таблица2.B" style:family="table-column">
      <style:table-column-properties style:column-width="5.953cm" style:rel-column-width="199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01cm" fo:padding-right="0.101cm" fo:padding-top="0.049cm" fo:padding-bottom="0.049cm" fo:border="0.002cm solid #000000"/>
    </style:style>
    <style:style style:name="Таблица2.A2" style:family="table-cell">
      <style:table-cell-properties fo:padding-left="0.101cm" fo:padding-right="0.101cm" fo:padding-top="0.049cm" fo:padding-bottom="0.049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01cm" fo:padding-right="0.101cm" fo:padding-top="0.049cm" fo:padding-bottom="0.049cm" fo:border-left="0.002cm solid #000000" fo:border-right="0.002cm solid #000000" fo:border-top="none" fo:border-bottom="0.002cm solid #000000"/>
    </style:style>
    <style:style style:name="Таблица2.24" style:family="table-row">
      <style:table-row-properties style:min-row-height="0.205cm" style:keep-together="false" fo:keep-together="always"/>
    </style:style>
    <style:style style:name="Таблица3" style:family="table">
      <style:table-properties style:width="19.526cm" table:align="margins"/>
    </style:style>
    <style:style style:name="Таблица3.A" style:family="table-column">
      <style:table-column-properties style:column-width="9.763cm" style:rel-column-width="32767*"/>
    </style:style>
    <style:style style:name="Таблица3.B" style:family="table-column">
      <style:table-column-properties style:column-width="9.763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9.526cm" table:align="margins"/>
    </style:style>
    <style:style style:name="Таблица4.A" style:family="table-column">
      <style:table-column-properties style:column-width="9.486cm" style:rel-column-width="31838*"/>
    </style:style>
    <style:style style:name="Таблица4.B" style:family="table-column">
      <style:table-column-properties style:column-width="6.23cm" style:rel-column-width="20909*"/>
    </style:style>
    <style:style style:name="Таблица4.C" style:family="table-column">
      <style:table-column-properties style:column-width="3.81cm" style:rel-column-width="12788*"/>
    </style:style>
    <style:style style:name="Таблица4.A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4.B1" style:family="table-cell">
      <style:table-cell-properties fo:padding="0.097cm" fo:border-left="none" fo:border-right="none" fo:border-top="none" fo:border-bottom="0.002cm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language="ru" fo:country="RU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language="ru" fo:country="RU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fo:language="ru" fo:country="RU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fo:language="ru" fo:country="RU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5pt" fo:language="en" fo:country="US" fo:font-weight="normal" style:font-size-asian="5pt" style:font-weight-asian="normal" style:font-size-complex="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style:font-name="Arial1" fo:font-size="8.25pt" fo:letter-spacing="normal" fo:font-style="normal"/>
    </style:style>
    <style:style style:name="T3" style:family="text">
      <style:text-properties fo:font-variant="normal" fo:text-transform="none" fo:color="#000000" style:font-name="Arial" fo:font-size="6pt" fo:letter-spacing="normal" fo:font-style="normal" fo:font-weight="normal" style:font-size-asian="6pt" style:font-weight-asian="normal" style:font-size-complex="6pt" style:font-weight-complex="normal"/>
    </style:style>
    <style:style style:name="T4" style:family="text"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5" style:family="text">
      <style:text-properties fo:font-variant="normal" fo:text-transform="none" fo:color="#000000" fo:font-size="6pt" fo:letter-spacing="normal" fo:font-style="normal" fo:font-weight="normal" style:font-size-asian="6pt" style:font-weight-asian="normal" style:font-size-complex="6pt" style:font-weight-complex="normal"/>
    </style:style>
    <style:style style:name="T6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size-complex="6pt"/>
    </style:style>
    <style:style style:name="T7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fo:font-size="5pt" fo:letter-spacing="normal" fo:font-style="normal" fo:font-weight="normal" style:font-size-asian="5pt" style:font-weight-asian="normal" style:font-size-complex="5pt" style:font-weight-complex="normal"/>
    </style:style>
    <style:style style:name="T10" style:family="text">
      <style:text-properties fo:font-variant="normal" fo:text-transform="none" fo:color="#000000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04cm" svg:y="0.159cm" svg:width="19.519cm" svg:height="1.972cm" draw:z-index="0"><draw:image xlink:href="Pictures/10000201000008BC000000E20D29B917.png" xlink:type="simple" xlink:show="embed" xlink:actuate="onLoad"/></draw:frame></text:p>
      <text:p text:style-name="P1">Согласие на обработку персональных данных, на предоставление информации третьим лицам,в том числе в Бюро кредитных истори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г. Кемерово</text:p>
          </table:table-cell>
          <table:table-cell table:style-name="Таблица1.A1" office:value-type="string">
            <text:p text:style-name="P11">«____» _____________ 20____г.</text:p>
          </table:table-cell>
        </table:table-row>
      </table:table>
      <text:p text:style-name="P5"/>
      <text:p text:style-name="P6">Я, __________________________________________________________________________________ </text:p>
      <text:p text:style-name="P6">(Фамилия, Имя, Отчество полностью, дата рождения)</text:p>
      <text:p text:style-name="P6"/>
      <text:p text:style-name="P6">паспорт серия <text:span text:style-name="T13">0411</text:span> № <text:span text:style-name="T13">201206</text:span> выдан <text:span text:style-name="T13">2012-05-03 ОТДЕЛОМ УФМС РОССИИ ПО КРАСНОЯРСКОМУ КРАЮ В ГОР. НАЗАРОВО И НАЗАРОВСКОМ Р-НЕ</text:span></text:p>
      <text:p text:style-name="P6">(вид документа, удостоверяющего личность)</text:p>
      <text:p text:style-name="P6"/>
      <text:p text:style-name="P9"><text:span text:style-name="T14"><text:tab/>проживающий(ая) по адресу </text:span><text:span text:style-name="T7">КРАСНОЯРСКИЙ КРАЙ</text:span><text:span text:style-name="T8"> </text:span><text:span text:style-name="T6">НАЗАРОВСКОМ Р-НЕ</text:span><text:span text:style-name="T8"> </text:span><text:span text:style-name="T6">ГОР. НАЗАРОВО</text:span><text:span text:style-name="T8"> </text:span><text:span text:style-name="T6">УЛ. ШКОЛЬНАЯ 4  13</text:span></text:p>
      <text:p text:style-name="P7"/>
      <text:p text:style-name="P7"><text:tab/>В соответствии с ФЗ от 27.07.2006г. № 152-ФЗ «О персональных данных» даю свое согласие Обществу с ограниченной ответственностью Микрофинансовой организации «ПростоДЕНЬГИ», находящемуся по адресу: 630099 г. Новосибирск, ул. Октябрьская магистраль, д. 3 офис 903; ОГРН 1114205007443, регистрационный номер в государственном реестре МФО 651303532002603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<text:p text:style-name="P7"><text:tab/>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<text:p text:style-name="P7"><text:tab/>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– Данные).</text:p>
      <text:p text:style-name="P7"><text:tab/>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<text:p text:style-name="P7"><text:tab/>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ЗАО «ОКБ»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«Эквифакс Кредит Сервисиз», Россия, 129090, г. Москва, Каланчевская ул., д.16, корп.1, ОГРН 1047820008895, ИНН 7813199667.</text:p>
      <text:p text:style-name="P7"><text:tab/>Согласие включает в себя в соответствии с п.1 ст.6 Федерального закона от 30.12.2004г. № 218-ФЗ «О кредитных историях»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ООО «Скориста», 123022, Россия, г. Москва, 2-ая Звенигородская ул., дом 13, стр. 37, ОГРН: 1147746772821, ИНН 7703813443.</text:p>
      <text:p text:style-name="P7"><text:tab/>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<text:p text:style-name="P7"><text:tab/>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<text:p text:style-name="P7"><text:tab/>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<text:p text:style-name="P7"><text:tab/>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«ПростоДЕНЬГИ» новые сведения.</text:p>
      <text:p text:style-name="P7"/>
      <text:p text:style-name="P7"/>
      <text:p text:style-name="P7">______________________________________________________________________________________________________________________________________________</text:p>
      <text:p text:style-name="P7"/>
      <text:p text:style-name="P7"/>
      <text:p text:style-name="P8">___________________________ _____________________</text:p>
      <text:p text:style-name="P3"><text:span text:style-name="T1">(подпись) <text:s text:c="35"/>(ФИО) <text:s text:c="9"/></text:span><text:s text:c="3"/></text:p>
      <text:p text:style-name="P3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/></text:span></text:p>
      <text:p text:style-name="P2"><text:span text:style-name="Strong_20_Emphasis"><text:span text:style-name="T2">Заявление (анкета) на получение потребительского займа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Паспортные данные <text:span text:style-name="T11">(</text:span><text:span text:style-name="T12">ТИПА ЗАГОЛОВОК</text:span><text:span text:style-name="T11">)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Фамилия</text:p>
          </table:table-cell>
          <table:table-cell table:style-name="Таблица2.B2" office:value-type="string">
            <text:p text:style-name="P18">Козлов</text:p>
          </table:table-cell>
        </table:table-row>
        <table:table-row table:style-name="Таблица2.1">
          <table:table-cell table:style-name="Таблица2.A2" office:value-type="string">
            <text:p text:style-name="P13">Имя</text:p>
          </table:table-cell>
          <table:table-cell table:style-name="Таблица2.B2" office:value-type="string">
            <text:p text:style-name="P18">Олег</text:p>
          </table:table-cell>
        </table:table-row>
        <table:table-row table:style-name="Таблица2.1">
          <table:table-cell table:style-name="Таблица2.A2" office:value-type="string">
            <text:p text:style-name="P13">Отчество </text:p>
          </table:table-cell>
          <table:table-cell table:style-name="Таблица2.B2" office:value-type="string">
            <text:p text:style-name="P19">Павлович</text:p>
          </table:table-cell>
        </table:table-row>
        <table:table-row table:style-name="Таблица2.1">
          <table:table-cell table:style-name="Таблица2.A2" office:value-type="string">
            <text:p text:style-name="P13">Пол</text:p>
          </table:table-cell>
          <table:table-cell table:style-name="Таблица2.B2" office:value-type="string">
            <text:p text:style-name="P19">1</text:p>
          </table:table-cell>
        </table:table-row>
        <table:table-row table:style-name="Таблица2.1">
          <table:table-cell table:style-name="Таблица2.A2" office:value-type="string">
            <text:p text:style-name="P13">Дата рождения</text:p>
          </table:table-cell>
          <table:table-cell table:style-name="Таблица2.B2" office:value-type="string">
            <text:p text:style-name="P12">1967-03-23</text:p>
          </table:table-cell>
        </table:table-row>
        <table:table-row table:style-name="Таблица2.1">
          <table:table-cell table:style-name="Таблица2.A2" office:value-type="string">
            <text:p text:style-name="P13">Место рождения</text:p>
          </table:table-cell>
          <table:table-cell table:style-name="Таблица2.B2" office:value-type="string">
            <text:p text:style-name="P12">ГОР. НАЗАРОВО КРАСНОЯРСКОГО КРАЯ</text:p>
          </table:table-cell>
        </table:table-row>
        <table:table-row table:style-name="Таблица2.1">
          <table:table-cell table:style-name="Таблица2.A2" office:value-type="string">
            <text:p text:style-name="P13">Гражданство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Серия и номер паспорта </text:p>
          </table:table-cell>
          <table:table-cell table:style-name="Таблица2.B2" office:value-type="string">
            <text:p text:style-name="P12">0411 201206</text:p>
          </table:table-cell>
        </table:table-row>
        <table:table-row table:style-name="Таблица2.1">
          <table:table-cell table:style-name="Таблица2.A2" office:value-type="string">
            <text:p text:style-name="P13">Дата выдачи</text:p>
          </table:table-cell>
          <table:table-cell table:style-name="Таблица2.B2" office:value-type="string">
            <text:p text:style-name="P12">2012-05-03</text:p>
          </table:table-cell>
        </table:table-row>
        <table:table-row table:style-name="Таблица2.1">
          <table:table-cell table:style-name="Таблица2.A2" office:value-type="string">
            <text:p text:style-name="P13">Кем выдан, код подразделения</text:p>
          </table:table-cell>
          <table:table-cell table:style-name="Таблица2.B2" office:value-type="string">
            <text:p text:style-name="P12">ОТДЕЛОМ УФМС РОССИИ ПО КРАСНОЯРСКОМУ КРАЮ В ГОР. НАЗАРОВО И НАЗАРОВСКОМ Р-НЕ, 240-014</text:p>
          </table:table-cell>
        </table:table-row>
        <table:table-row table:style-name="Таблица2.1">
          <table:table-cell table:style-name="Таблица2.A2" office:value-type="string">
            <text:p text:style-name="P13">Данные миграционной карты (номер карты, дата начала срока пребывания, дата окончания срока пребывания)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о прописк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 13</text:p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роживан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<text:s/> <text:s/>13</text:p>
          </table:table-cell>
        </table:table-row>
        <table:table-row table:style-name="Таблица2.24">
          <table:table-cell table:style-name="Таблица2.B2" table:number-columns-spanned="2" office:value-type="string">
            <text:p text:style-name="P13">Контактная информац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машний телефон</text:p>
          </table:table-cell>
          <table:table-cell table:style-name="Таблица2.B2" office:value-type="string">
            <text:p text:style-name="P16">нет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</text:p>
          </table:table-cell>
          <table:table-cell table:style-name="Таблица2.B2" office:value-type="string">
            <text:p text:style-name="P16">79607667077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родственников</text:p>
          </table:table-cell>
          <table:table-cell table:style-name="Таблица2.B2" office:value-type="string">
            <text:p text:style-name="P16">жена 89069726429, 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знакомых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Иная контактная информация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Данные о работ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ход</text:p>
          </table:table-cell>
          <table:table-cell table:style-name="Таблица2.B2" office:value-type="string">
            <text:p text:style-name="P16">20000</text:p>
          </table:table-cell>
        </table:table-row>
        <table:table-row table:style-name="Таблица2.1">
          <table:table-cell table:style-name="Таблица2.A2" office:value-type="string">
            <text:p text:style-name="P13">Организация</text:p>
          </table:table-cell>
          <table:table-cell table:style-name="Таблица2.B2" office:value-type="string">
            <text:p text:style-name="P16">ЧОО Тамплиер, пенс.удост №018788 3 группа</text:p>
          </table:table-cell>
        </table:table-row>
        <table:table-row table:style-name="Таблица2.1">
          <table:table-cell table:style-name="Таблица2.A2" office:value-type="string">
            <text:p text:style-name="P13">Должность</text:p>
          </table:table-cell>
          <table:table-cell table:style-name="Таблица2.B2" office:value-type="string">
            <text:p text:style-name="P16">охранник</text:p>
          </table:table-cell>
        </table:table-row>
        <table:table-row table:style-name="Таблица2.1">
          <table:table-cell table:style-name="Таблица2.A2" office:value-type="string">
            <text:p text:style-name="P14">Адрес работы</text:p>
          </table:table-cell>
          <table:table-cell table:style-name="Таблица2.B2" office:value-type="string">
            <text:p text:style-name="P16">г. Назарово, 10 м-он АЗС №226 Газпром.</text:p>
          </table:table-cell>
        </table:table-row>
        <table:table-row table:style-name="Таблица2.1">
          <table:table-cell table:style-name="Таблица2.A2" office:value-type="string">
            <text:p text:style-name="P13">Рабочий телефон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Ф.И.О. Руководителя</text:p>
          </table:table-cell>
          <table:table-cell table:style-name="Таблица2.B2" office:value-type="string">
            <text:p text:style-name="P16">Лонский Иван Алексеевич (стар охранник) 8905996764</text:p>
          </table:table-cell>
        </table:table-row>
        <table:table-row table:style-name="Таблица2.1">
          <table:table-cell table:style-name="Таблица2.A2" office:value-type="string">
            <text:p text:style-name="P13">Дополнительный доход</text:p>
          </table:table-cell>
          <table:table-cell table:style-name="Таблица2.B2" office:value-type="string">
            <text:p text:style-name="P16">47300</text:p>
          </table:table-cell>
        </table:table-row>
        <table:table-row table:style-name="Таблица2.1">
          <table:table-cell table:style-name="Таблица2.A2" office:value-type="string">
            <text:p text:style-name="P13">Идентификационный номер налогоплательщика (при наличии)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СНИЛС (при наличии)</text:p>
          </table:table-cell>
          <table:table-cell table:style-name="Таблица2.B2" office:value-type="string">
            <text:p text:style-name="P16">11744282247</text:p>
          </table:table-cell>
        </table:table-row>
        <table:table-row table:style-name="Таблица2.1">
          <table:table-cell table:style-name="Таблица2.A2" office:value-type="string">
            <text:p text:style-name="P13">Желаемая сумма займа</text:p>
          </table:table-cell>
          <table:table-cell table:style-name="Таблица2.B2" office:value-type="string">
            <text:p text:style-name="P16">10000</text:p>
          </table:table-cell>
        </table:table-row>
        <table:table-row table:style-name="Таблица2.1">
          <table:table-cell table:style-name="Таблица2.A2" office:value-type="string">
            <text:p text:style-name="P14">Срок займа</text:p>
          </table:table-cell>
          <table:table-cell table:style-name="Таблица2.B2" office:value-type="string">
            <text:p text:style-name="P16">30</text:p>
          </table:table-cell>
        </table:table-row>
        <table:table-row table:style-name="Таблица2.1">
          <table:table-cell table:style-name="Таблица2.A2" office:value-type="string">
            <text:p text:style-name="P13">Цели использования потребительского займа</text:p>
          </table:table-cell>
          <table:table-cell table:style-name="Таблица2.B2" office:value-type="string">
            <text:p text:style-name="P12">Потребительские нужды </text:p>
          </table:table-cell>
        </table:table-row>
        <table:table-row table:style-name="Таблица2.1">
          <table:table-cell table:style-name="Таблица2.A2" office:value-type="string">
            <text:p text:style-name="P13">Цели установления и предполагаемый характер отношений клиента с организацией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целях финансово-хозяйственной деятельност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финансовом положении и деловой репутаци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Источники происхождения денежных средств и (или) иного имущества <text:span text:style-name="T12">клиента</text:span>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дееспособности клиента(Дееспособен/недееспособен) </text:p>
          </table:table-cell>
          <table:table-cell table:style-name="Таблица2.B2" office:value-type="string">
            <text:p text:style-name="P12">Дееспособен</text:p>
          </table:table-cell>
        </table:table-row>
      </table:table>
      <text:p text:style-name="P4"><text:span text:style-name="Strong_20_Emphasis"><text:span text:style-name="T9">Я, </text:span></text:span><text:span text:style-name="Strong_20_Emphasis"><text:span text:style-name="T10">Козлов Олег Павлович</text:span></text:span><text:span text:style-name="Strong_20_Emphasis"><text:span text:style-name="T9"> (паспорт гражданина РФ серия: 0411, № 201206, выдан: 2012-05-03, ОТДЕЛОМ УФМС РОССИИ ПО КРАСНОЯРСКОМУ КРАЮ В ГОР. НАЗАРОВО И НАЗАРОВСКОМ Р-НЕ, код подр.240-014, адрес регистрации: </text:span></text:span><text:span text:style-name="Strong_20_Emphasis"><text:span text:style-name="T10">662202,  КРАСНОЯРСКИЙ КРАЙ,  НАЗАРОВСКОМ Р-НЕ,  ГОР. НАЗАРОВО,  УЛ. ШКОЛЬНАЯ, д. 4, кв. 13</text:span></text:span><text:span text:style-name="Strong_20_Emphasis"><text:span text:style-name="T9">) в соответствии с ФЗ от 27.07.2006 г. № 152 «О персональных данных» даю свое согласие ООО МФО «ПростоДЕНЬГИ» (ОРГН 1114205007443, юридический адрес: 630007, г. Новосибирск, ул. Октябрьская магистраль, д. 3, офис 904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span></text:span></text:p>
      <text:p text:style-name="P4"><text:span text:style-name="Strong_20_Emphasis"><text:span text:style-name="T9"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span></text:span></text:p>
      <text:p text:style-name="P4"><text:span text:style-name="Strong_20_Emphasis"><text:span text:style-name="T9"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span></text:span></text:p>
      <text:p text:style-name="P4"><text:span text:style-name="Strong_20_Emphasis"><text:span text:style-name="T9">возврат задолженности, не запрещенными действующим законодательством.</text:span></text:span></text:p>
      <text:p text:style-name="P4"><text:span text:style-name="Strong_20_Emphasis"><text:span text:style-name="T9"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Согласен</text:span></text:span></text:p>
      <text:p text:style-name="P4"><text:span text:style-name="Strong_20_Emphasis"><text:span text:style-name="T9"><text:s text:c="10"/>• Не согласен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<text:span text:style-name="Strong_20_Emphasis"><text:span text:style-name="T9">______________________________________________________/______________________/</text:span></text:span></text:p>
            <text:p text:style-name="P4"><text:span text:style-name="Strong_20_Emphasis"><text:span text:style-name="T9"><text:s text:c="24"/>(ФИО полностью, собственноручно) <text:s text:c="30"/>(личная подпись)</text:span></text:span></text:p>
          </table:table-cell>
          <table:table-cell table:style-name="Таблица3.A1" office:value-type="string">
            <text:p text:style-name="P15">«___»___________201 <text:s/>г</text:p>
            <text:p text:style-name="P15">.</text:p>
            <text:p text:style-name="P15">(дата подписания)</text:p>
          </table:table-cell>
        </table:table-row>
      </table:table>
      <text:p text:style-name="P4"><text:span text:style-name="Strong_20_Emphasis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специалист по продажам</text:p>
          </table:table-cell>
          <table:table-cell table:style-name="Таблица4.B1" office:value-type="string">
            <text:p text:style-name="P13"/>
          </table:table-cell>
          <table:table-cell table:style-name="Таблица4.B1" office:value-type="string">
            <text:p text:style-name="P17">2016-12-27 15:29:21</text:p>
          </table:table-cell>
        </table:table-row>
        <table:table-row>
          <table:table-cell table:style-name="Таблица4.A2" office:value-type="string">
            <text:p text:style-name="P13">Должность сотрудника, ответственного за работу с клиентом</text:p>
          </table:table-cell>
          <table:table-cell table:style-name="Таблица4.A2" office:value-type="string">
            <text:p text:style-name="P13">ФИО подпись</text:p>
          </table:table-cell>
          <table:table-cell table:style-name="Таблица4.A2" office:value-type="string">
            <text:p text:style-name="P13">Дата обновления анкеты</text:p>
          </table:table-cell>
        </table:table-row>
      </table:table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style:page-number="auto" style:border-line-width-bottom="0cm 0.004cm 0.002cm" fo:padding="0cm" fo:border-left="none" fo:border-right="none" fo:border-top="none" fo:border-bottom="0.006cm double #808080" text:number-lines="false" text:line-number="0" style:writing-mode="page" style:join-border="false"/>
      <style:text-properties fo:font-size="6pt" fo:background-color="#000000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834cm" fo:margin-left="0.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Tikhonov</meta:initial-creator>
    <meta:creation-date>2017-01-26T10:56:59.19</meta:creation-date>
    <dc:date>2017-02-14T17:56:50.54</dc:date>
    <meta:editing-duration>PT2H52M37S</meta:editing-duration>
    <meta:editing-cycles>34</meta:editing-cycles>
    <meta:generator>OpenOffice/4.1.3$Win32 OpenOffice.org_project/413m1$Build-9783</meta:generator>
    <dc:creator>Sergey Tikhonov</dc:creator>
    <meta:document-statistic meta:table-count="4" meta:image-count="1" meta:object-count="0" meta:page-count="2" meta:paragraph-count="137" meta:word-count="1831" meta:character-count="16202"/>
    <meta:user-defined meta:name="Producer">OpenTBS 1.9.6</meta:user-defined>
  </office:meta>
</office:document-meta>
</file>